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essageJDBCSource.getInputStrea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MimeMessageJDBCSource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essageJDBCSource.getMessageSiz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imeMessageJDBCSource.MimeMessageJDBCSource( JDBCMailRepository repository , String key , StreamRepository s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imeMessageJDBCSourc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imeMessageJDBCSource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meMessageJDBCSource.getSour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